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text:p text:style-name="Normal"/>
      <text:p text:style-name="Normal"/>
      <text:p text:style-name="Normal">Or perhaps we should perform the 2.5 phases here. It doesn’t matter much “where” we do it, it’s important that we do it. So, we’re at an impasse, I’m having writer’s block. The two of you are in the literature club’s room, and i don’t know what to make of this scene. In fact, I’ve been stuck here since at least yesterday. This is what phase 2.5 is for: figuring out what to do.</text:p>
      <text:p text:style-name="Normal">First, let’s figure out what we want. “To give her so much, she’s afraid of losing it all.” That means we give her a lot, but we can’t give her everything. Very easy to say, how do you do that in practice? But let’s be more specific. In this scene in particular, what do I want to do?</text:p>
      <text:p text:style-name="Normal">An excellent question, to which I don’t know the answer. At first I just wanted them to have fun, to have a good time and make good memories here. but yesterday, I’ve been thinking of giving them a heart-to-heart. What do I want? I want something memorable, something great, something to keep the reader hooked. Ah, so I want to make every chapter great. But the problem with that is that it dilutes the effect, the more it’s done. We also have to learn to control the emotional pace, not just the story’s development. So, my instincts and this tiny bit of reasoning says that I should keep things light for this chapter. Understood. But then, how?</text:p>
      <text:p text:style-name="Normal">心に響くものはすべてじゃないからさ。</text:p>
      <text:p text:style-name="Normal">A good time... A fun time... I also want to lead them into a certain scene.</text:p>
      <text:p text:style-name="Normal">A good time... A fun time... Something tells me we can’t do more than decide upon that, here. Something tells me that now that we’ve decided this, we have to leave this to phase 3. Let’s try and do that. Too bad though, I was kinda hoping phase 2.5 would be a cure for writer’s block. I guess we can’t have that, or at least I want to let my emotions come from themselves, not in an organised manner.</text:p>
      <text:p text:style-name="Normal"/>
      <text:p text:style-name="Normal"/>
      <text:p text:style-name="Normal"/>
      <text:p text:style-name="Normal">Path changes, until we’re happy. The name of the game is to- let’s do this in that file. Okay. The goal is to change our wants from good enough to great enough. we’ll change nodes and add titles, because titles are hooks, indicators, summaries, beacons, they’re lots of things at once.</text:p>
      <text:p text:style-name="Normal"/>
      <text:p text:style-name="Normal">A reread is something I hadn’t expected, but I think it helps. Pacing isn’t an issue, from what I just experienced. Not in the first three nodes. It’s from the nodes after it that we have a problem. Nodes four, five and six all need a complete revamp. Not true, four needs partial revamp, but five and six need a lot of thinking. From four onward my interest and attention weakened, and I have to figure out why. First of all, we ought to save the current data somewhere, then we need to add titles, and only then can we get to work. Let’s make a commit then.</text:p>
      <text:p text:style-name="Normal">Alright. Thought. Titles are important, and we haven’t found one yet for this story.</text:p>
      <text:p text:style-name="Normal"/>
      <text:p text:style-name="Normal"/>
      <text:p text:style-name="Normal">Nodes four to six will be changed, it’s back to the drawing board. Since I’m stuck, I guess I’ll be here for a second. I still want her to have a good day, but I don’t know how. <text:s text:c="1"/>After so many attempts, having her find you at the bus stop doesn’t seem to work properly. Well, it’s more likely that my execution is poor, but</text:p>
      <text:p text:style-name="Normal">I want something else. Something fresh. Hey, can you create? What can you invent, child?</text:p>
      <text:p text:style-name="Normal">To create... To come up with something new. That’s what we do, as a God, however young and immature. So, what can you create?</text:p>
      <text:p text:style-name="Normal"/>
      <text:p text:style-name="Normal">And... No, nothing. Just, write. Just write.</text:p>
      <text:p text:style-name="Normal"/>
      <text:p text:style-name="Normal">Perhaps the question I should ask is “who are you?” Perhaps I should start from you, if I can’t think of anything from her perspective.</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